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mu</text:p>
          </table:table-cell>
          <table:table-cell office:value-type="string">
            <text:p>lambda</text:p>
          </table:table-cell>
          <table:table-cell office:value-type="string">
            <text:p>expérience</text:p>
          </table:table-cell>
          <table:table-cell office:value-type="string">
            <text:p>théorie</text:p>
          </table:table-cell>
          <table:table-cell/>
          <table:table-cell office:value-type="string">
            <text:p>durée</text:p>
            <draw:frame table:end-cell-address="Feuille1.Q37" table:end-x="1.56cm" table:end-y="0.06cm" draw:z-index="0" draw:style-name="gr1" svg:width="24.181cm" svg:height="16.255cm" svg:x="2.219cm" svg:y="0cm">
              <draw:object draw:notify-on-update-of-ranges="Feuille1.C1:Feuille1.C1 Feuille1.C2:Feuille1.C20 Feuille1.B2:Feuille1.B20 Feuille1.D1:Feuille1.D1 Feuille1.D2:Feuille1.D20 Feuille1.B2:Feuille1.B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8.06137562705786">
            <text:p>8,06</text:p>
          </table:table-cell>
          <table:table-cell table:formula="oooc:=[.B2]^2/(1-[.B2])" office:value-type="float" office:value="8.1">
            <text:p>8,1</text:p>
          </table:table-cell>
          <table:table-cell table:formula="oooc:=(([.C2]-[.D2])/[.C2])^2" office:value-type="float" office:value="0.0000229564414558269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3.22949844823844">
            <text:p>3,23</text:p>
          </table:table-cell>
          <table:table-cell table:formula="oooc:=[.B3]^2/(1-[.B3])" office:value-type="float" office:value="3.2">
            <text:p>3,2</text:p>
          </table:table-cell>
          <table:table-cell table:formula="oooc:=(([.C3]-[.D3])/[.C3])^2" office:value-type="float" office:value="0.0000834311405666571">
            <text:p>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1.73557911796511">
            <text:p>1,74</text:p>
          </table:table-cell>
          <table:table-cell table:formula="oooc:=[.B4]^2/(1-[.B4])" office:value-type="float" office:value="1.63333333333333">
            <text:p>1,63</text:p>
          </table:table-cell>
          <table:table-cell table:formula="oooc:=(([.C4]-[.D4])/[.C4])^2" office:value-type="float" office:value="0.00347057945670696">
            <text:p>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0.86234519273612">
            <text:p>0,86</text:p>
          </table:table-cell>
          <table:table-cell table:formula="oooc:=[.B5]^2/(1-[.B5])" office:value-type="float" office:value="0.9">
            <text:p>0,9</text:p>
          </table:table-cell>
          <table:table-cell table:formula="oooc:=(([.C5]-[.D5])/[.C5])^2" office:value-type="float" office:value="0.00190668330844201">
            <text:p>0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50110864093499">
            <text:p>0,5</text:p>
          </table:table-cell>
          <table:table-cell table:formula="oooc:=[.B6]^2/(1-[.B6])" office:value-type="float" office:value="0.5">
            <text:p>0,5</text:p>
          </table:table-cell>
          <table:table-cell table:formula="oooc:=(([.C6]-[.D6])/[.C6])^2" office:value-type="float" office:value="0.00000489460937014724">
            <text:p>0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0.259161851618523">
            <text:p>0,26</text:p>
          </table:table-cell>
          <table:table-cell table:formula="oooc:=[.B7]^2/(1-[.B7])" office:value-type="float" office:value="0.266666666666667">
            <text:p>0,27</text:p>
          </table:table-cell>
          <table:table-cell table:formula="oooc:=(([.C7]-[.D7])/[.C7])^2" office:value-type="float" office:value="0.000838567138137933">
            <text:p>0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0.125426173895942">
            <text:p>0,13</text:p>
          </table:table-cell>
          <table:table-cell table:formula="oooc:=[.B8]^2/(1-[.B8])" office:value-type="float" office:value="0.128571428571429">
            <text:p>0,13</text:p>
          </table:table-cell>
          <table:table-cell table:formula="oooc:=(([.C8]-[.D8])/[.C8])^2" office:value-type="float" office:value="0.000628832941837792">
            <text:p>0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0516460440163086">
            <text:p>0,05</text:p>
          </table:table-cell>
          <table:table-cell table:formula="oooc:=[.B9]^2/(1-[.B9])" office:value-type="float" office:value="0.05">
            <text:p>0,05</text:p>
          </table:table-cell>
          <table:table-cell table:formula="oooc:=(([.C9]-[.D9])/[.C9])^2" office:value-type="float" office:value="0.00101580130545672">
            <text:p>0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0151514341758647">
            <text:p>0,02</text:p>
          </table:table-cell>
          <table:table-cell table:formula="oooc:=[.B10]^2/(1-[.B10])" office:value-type="float" office:value="0.0111111111111111">
            <text:p>0,01</text:p>
          </table:table-cell>
          <table:table-cell table:formula="oooc:=(([.C10]-[.D10])/[.C10])^2" office:value-type="float" office:value="0.0711090208638427">
            <text:p>0,07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ooc:=[.B11]^2/(1-[.B1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/>
          <table:table-cell table:formula="oooc:=[.B12]^2/(1-[.B12])" office:value-type="float" office:value="4.81666666666667">
            <text:p>4,8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/>
          <table:table-cell table:formula="oooc:=[.B13]^2/(1-[.B13])" office:value-type="float" office:value="2.25">
            <text:p>2,2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5">
            <text:p>0,65</text:p>
          </table:table-cell>
          <table:table-cell/>
          <table:table-cell table:formula="oooc:=[.B14]^2/(1-[.B14])" office:value-type="float" office:value="1.20714285714286">
            <text:p>1,2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5">
            <text:p>0,55</text:p>
          </table:table-cell>
          <table:table-cell/>
          <table:table-cell table:formula="oooc:=[.B15]^2/(1-[.B15])" office:value-type="float" office:value="0.672222222222222">
            <text:p>0,6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5">
            <text:p>0,45</text:p>
          </table:table-cell>
          <table:table-cell/>
          <table:table-cell table:formula="oooc:=[.B16]^2/(1-[.B16])" office:value-type="float" office:value="0.368181818181818">
            <text:p>0,3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5">
            <text:p>0,35</text:p>
          </table:table-cell>
          <table:table-cell/>
          <table:table-cell table:formula="oooc:=[.B17]^2/(1-[.B17])" office:value-type="float" office:value="0.188461538461539">
            <text:p>0,1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5">
            <text:p>0,25</text:p>
          </table:table-cell>
          <table:table-cell/>
          <table:table-cell table:formula="oooc:=[.B18]^2/(1-[.B18])" office:value-type="float" office:value="0.0833333333333333">
            <text:p>0,0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5">
            <text:p>0,15</text:p>
          </table:table-cell>
          <table:table-cell/>
          <table:table-cell table:formula="oooc:=[.B19]^2/(1-[.B19])" office:value-type="float" office:value="0.0264705882352941">
            <text:p>0,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500000000000002">
            <text:p>0,05</text:p>
          </table:table-cell>
          <table:table-cell/>
          <table:table-cell table:formula="oooc:=[.B20]^2/(1-[.B20])" office:value-type="float" office:value="0.00263157894736844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100 réplications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</text:p>
          </table:table-cell>
          <table:table-cell/>
          <table:table-cell table:formula="oooc:=1-SUM([.E2:.E11])" office:value-type="float" office:value="0.920919232794183">
            <text:p>0,92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1">21/10/2008</text:date>, <text:time>14:2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émi Pannequin</meta:initial-creator>
    <meta:creation-date>2008-10-21T10:11:56</meta:creation-date>
    <dc:creator>Rémi Pannequin</dc:creator>
    <dc:date>2008-10-21T14:24:43</dc:date>
    <meta:editing-cycles>2</meta:editing-cycles>
    <meta:editing-duration>PT44M11S</meta:editing-duration>
    <meta:user-defined meta:name="Info 1"/>
    <meta:user-defined meta:name="Info 2"/>
    <meta:user-defined meta:name="Info 3"/>
    <meta:user-defined meta:name="Info 4"/>
    <meta:document-statistic meta:table-count="3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connect-bars="fals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automatic" chart:symbol-width="0.25cm" chart:symbol-height="0.25cm">
        <chart:symbol-image/>
      </style:chart-properties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4.182cm" svg:height="16.256cm" chart:class="chart:scatter" chart:style-name="ch1">
        <chart:legend chart:legend-position="end" svg:x="21.62cm" svg:y="7.659cm" chart:style-name="ch2"/>
        <chart:plot-area chart:style-name="ch3" table:cell-range-address="Feuille1.B2:Feuille1.D20 Feuille1.C1:Feuille1.D20 Feuille1.B1:Feuille1.B1" chart:data-source-has-labels="row" svg:x="0.483cm" svg:y="0.324cm" svg:width="20.654cm" svg:height="15.2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20" chart:label-cell-address="Feuille1.C1:Feuille1.C1" chart:class="chart:scatter">
            <chart:domain table:cell-range-address="Feuille1.B2:Feuille1.B20"/>
            <chart:data-point chart:repeated="19"/>
          </chart:series>
          <chart:series chart:style-name="ch7" chart:values-cell-range-address="Feuille1.D2:Feuille1.D20" chart:label-cell-address="Feuille1.D1:Feuille1.D1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expérience</text:p>
              </table:table-cell>
              <table:table-cell office:value-type="string">
                <text:p>théori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8.06137562705786">
                <text:p>8.0613756270578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3.22949844823844">
                <text:p>3.2294984482384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1.73557911796511">
                <text:p>1.73557911796511</text:p>
              </table:table-cell>
              <table:table-cell office:value-type="float" office:value="1.63333333333333">
                <text:p>1.6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86234519273612">
                <text:p>0.862345192736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0110864093499">
                <text:p>0.501108640934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259161851618523">
                <text:p>0.25916185161852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125426173895942">
                <text:p>0.125426173895942</text:p>
              </table:table-cell>
              <table:table-cell office:value-type="float" office:value="0.128571428571429">
                <text:p>0.1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0516460440163086">
                <text:p>0.05164604401630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0151514341758647">
                <text:p>0.0151514341758647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4.81666666666667">
                <text:p>4.81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20714285714286">
                <text:p>1.207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0.672222222222222">
                <text:p>0.6722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0.368181818181818">
                <text:p>0.36818181818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0.188461538461539">
                <text:p>0.188461538461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0.0264705882352941">
                <text:p>0.0264705882352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00000000000002">
                <text:p>0.0500000000000002</text:p>
              </table:table-cell>
              <table:table-cell office:value-type="float" office:value="1.#NAN">
                <text:p>1.#NAN</text:p>
              </table:table-cell>
              <table:table-cell office:value-type="float" office:value="0.00263157894736844">
                <text:p>0.00263157894736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